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09in"/>
    </style:style>
    <style:style style:name="co2" style:family="table-column">
      <style:table-column-properties fo:break-before="auto" style:column-width="0.945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307in"/>
    </style:style>
    <style:style style:name="co5" style:family="table-column">
      <style:table-column-properties fo:break-before="auto" style:column-width="1.2965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2575in"/>
    </style:style>
    <style:style style:name="co10" style:family="table-column">
      <style:table-column-properties fo:break-before="auto" style:column-width="3.2945in"/>
    </style:style>
    <style:style style:name="co11" style:family="table-column">
      <style:table-column-properties fo:break-before="auto" style:column-width="2.778in"/>
    </style:style>
    <style:style style:name="co12" style:family="table-column">
      <style:table-column-properties fo:break-before="auto" style:column-width="2.89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27">
      <style:text-properties fo:font-weight="normal" style:font-weight-asian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 style:data-style-name="N2">
      <style:text-properties fo:font-weight="normal" style:font-weight-asian="normal" style:font-weight-complex="normal"/>
    </style:style>
    <style:style style:name="ce18" style:family="table-cell" style:parent-style-name="Default" style:data-style-name="N2"/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127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ext-properties fo:font-weight="normal" style:font-weight-asian="normal" style:font-weight-complex="normal"/>
    </style:style>
    <style:style style:name="ce12" style:family="table-cell" style:parent-style-name="Default" style:data-style-name="N2"/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other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Drops per mL - plastic pipettes, wa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ements</text:p>
          </table:table-cell>
          <table:table-cell table:style-name="Default" office:value-type="string" calcext:value-type="string">
            <text:p>Mean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95% confidence</text:p>
          </table:table-cell>
          <table:table-cell office:value-type="string" calcext:value-type="string">
            <text:p>t-dist. critical value</text:p>
          </table:table-cell>
          <table:table-cell table:number-columns-repeated="3"/>
        </table:table-row>
        <table:table-row table:style-name="ro1">
          <table:table-cell table:style-name="ce9" office:value-type="float" office:value="28.5" calcext:value-type="float">
            <text:p>28.5</text:p>
          </table:table-cell>
          <table:table-cell table:style-name="ce11" table:formula="of:=AVERAGE([.A3:.A22])" office:value-type="float" office:value="28.435" calcext:value-type="float">
            <text:p>28.44</text:p>
          </table:table-cell>
          <table:table-cell table:style-name="ce11" table:formula="of:=STDEV([.A3:.A22])" office:value-type="float" office:value="1.0469378908839" calcext:value-type="float">
            <text:p>1.05</text:p>
          </table:table-cell>
          <table:table-cell table:style-name="ce12" table:formula="of:=[.E3]*[.C3]/SQRT(20)" office:value-type="float" office:value="0.489976384365131" calcext:value-type="float">
            <text:p>0.49</text:p>
          </table:table-cell>
          <table:table-cell table:style-name="ce13" office:value-type="float" office:value="2.093" calcext:value-type="float">
            <text:p>2.093</text:p>
          </table:table-cell>
          <table:table-cell table:number-columns-repeated="3"/>
        </table:table-row>
        <table:table-row table:style-name="ro1">
          <table:table-cell table:style-name="ce9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3" calcext:value-type="float">
            <text:p>27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" calcext:value-type="float">
            <text:p>27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5" calcext:value-type="float">
            <text:p>27.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30.7" calcext:value-type="float">
            <text:p>30.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30.2" calcext:value-type="float">
            <text:p>30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.2" calcext:value-type="float">
            <text:p>29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3" calcext:value-type="float">
            <text:p>28.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.8" calcext:value-type="float">
            <text:p>28.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2" calcext:value-type="float">
            <text:p>27.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9" calcext:value-type="float">
            <text:p>29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6" calcext:value-type="float">
            <text:p>27.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8" calcext:value-type="float">
            <text:p>28.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9" office:value-type="float" office:value="27.4" calcext:value-type="float">
            <text:p>27.4</text:p>
          </table:table-cell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7"/>
          <table:table-cell table:style-name="ce10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chedul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1016" table:default-cell-style-name="Default"/>
        <table:table-row table:style-name="ro1">
          <table:table-cell table:style-name="ce8" office:value-type="string" calcext:value-type="string">
            <text:p>Day</text:p>
          </table:table-cell>
          <table:table-cell table:style-name="ce8" office:value-type="string" calcext:value-type="string">
            <text:p>Garcinia cambogia</text:p>
          </table:table-cell>
          <table:table-cell table:style-name="ce8" office:value-type="string" calcext:value-type="string">
            <text:p>Alpha lipoic acid</text:p>
          </table:table-cell>
          <table:table-cell table:style-name="ce8" office:value-type="string" calcext:value-type="string">
            <text:p>Annona muricata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Planning Notes</text:p>
          </table:table-cell>
          <table:table-cell table:style-name="ce8" office:value-type="string" calcext:value-type="string">
            <text:p>Observations</text:p>
          </table:table-cell>
          <table:table-cell table:style-name="ce8" office:value-type="string" calcext:value-type="string">
            <text:p>Other notes</text:p>
          </table:table-cell>
          <table:table-cell table:style-name="ce8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2-29" calcext:value-type="date">
            <text:p>2024-02-29</text:p>
          </table:table-cell>
          <table:table-cell/>
          <table:table-cell office:value-type="string" calcext:value-type="string">
            <text:p>Measuring was a pain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1" calcext:value-type="date">
            <text:p>2024-03-01</text:p>
          </table:table-cell>
          <table:table-cell table:style-name="ce2" office:value-type="string" calcext:value-type="string">
            <text:p>Blood test; get steroids; dose after</text:p>
          </table:table-cell>
          <table:table-cell/>
          <table:table-cell office:value-type="string" calcext:value-type="string">
            <text:p>Found cat Garcinia paper; aligned final dos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 mg</text:p>
          </table:table-cell>
          <table:table-cell table:number-columns-repeated="2" office:value-type="string" calcext:value-type="string">
            <text:p>0 mg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2"/>
          <table:table-cell office:value-type="string" calcext:value-type="string">
            <text:p>Recalculated ALA from notes; 6x final dos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0 mg</text:p>
          </table:table-cell>
          <table:table-cell office:value-type="string" calcext:value-type="string">
            <text:p>1 mg</text:p>
          </table:table-cell>
          <table:table-cell office:value-type="date" office:date-value="2024-03-03" calcext:value-type="date">
            <text:p>2024-03-03</text:p>
          </table:table-cell>
          <table:table-cell office:value-type="string" calcext:value-type="string">
            <text:p>ALA delayed due to lack of solvent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1 mg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2"/>
          <table:table-cell office:value-type="string" calcext:value-type="string">
            <text:p>Prepared doses up to 03-12 tonight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6 mg</text:p>
          </table:table-cell>
          <table:table-cell office:value-type="string" calcext:value-type="string">
            <text:p>2 mg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7" calcext:value-type="date">
            <text:p>2024-03-07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2 mg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12 mg</text:p>
          </table:table-cell>
          <table:table-cell office:value-type="string" calcext:value-type="string">
            <text:p>4 mg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4 mg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2"/>
          <table:table-cell office:value-type="string" calcext:value-type="string">
            <text:p>Prepared doses up to 03-19 tonight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6 mg</text:p>
          </table:table-cell>
          <table:table-cell office:value-type="date" office:date-value="2024-03-15" calcext:value-type="date">
            <text:p>2024-03-15</text:p>
          </table:table-cell>
          <table:table-cell office:value-type="string" calcext:value-type="string">
            <text:p>Blood test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8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24 mg</text:p>
          </table:table-cell>
          <table:table-cell office:value-type="string" calcext:value-type="string">
            <text:p>8 mg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1" calcext:value-type="date">
            <text:p>2024-03-21</text:p>
          </table:table-cell>
          <table:table-cell office:value-type="string" calcext:value-type="string">
            <text:p>Blood test + X-rays + hopefully apoptosis markers</text:p>
          </table:table-cell>
          <table:table-cell office:value-type="string" calcext:value-type="string">
            <text:p>Blood test skipped; no metastasis in lungs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8 mg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3" calcext:value-type="date">
            <text:p>2024-03-23</text:p>
          </table:table-cell>
          <table:table-cell office:value-type="string" calcext:value-type="string">
            <text:p>Increased graviola dose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4" calcext:value-type="date">
            <text:p>2024-03-24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0 mg</text:p>
          </table:table-cell>
          <table:table-cell office:value-type="date" office:date-value="2024-03-27" calcext:value-type="date">
            <text:p>2024-03-27</text:p>
          </table:table-cell>
          <table:table-cell office:value-type="string" calcext:value-type="string">
            <text:p>Take Chance to UF SMH; discuss this + octreotide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2 mg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4 mg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4 mg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3" calcext:value-type="date">
            <text:p>2024-04-03</text:p>
          </table:table-cell>
          <table:table-cell office:value-type="string" calcext:value-type="string">
            <text:p>decided to hold the dose constant while away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6 mg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 office:value-type="date" office:date-value="2024-04-25" calcext:value-type="date">
            <text:p>2024-04-25</text:p>
          </table:table-cell>
          <table:table-cell office:value-type="string" calcext:value-type="string">
            <text:p>resume gradual increase in A.m.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4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18 mg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2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 office:value-type="date" office:date-value="2024-04-28" calcext:value-type="date">
            <text:p>2024-04-28</text:p>
          </table:table-cell>
          <table:table-cell office:value-type="string" calcext:value-type="string">
            <text:p>decided to reduce G.c. doses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2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2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0 mg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 office:value-type="date" office:date-value="2024-05-01" calcext:value-type="date">
            <text:p>2024-05-01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 office:value-type="date" office:date-value="2024-05-02" calcext:value-type="date">
            <text:p>2024-05-02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2 mg</text:p>
          </table:table-cell>
          <table:table-cell office:value-type="date" office:date-value="2024-05-03" calcext:value-type="date">
            <text:p>2024-05-03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4" calcext:value-type="date">
            <text:p>2024-05-04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5" calcext:value-type="date">
            <text:p>2024-05-05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6" calcext:value-type="date">
            <text:p>2024-05-06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7" calcext:value-type="date">
            <text:p>2024-05-07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8" calcext:value-type="date">
            <text:p>2024-05-0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09" calcext:value-type="date">
            <text:p>2024-05-09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200 mg</text:p>
          </table:table-cell>
          <table:table-cell office:value-type="string" calcext:value-type="string">
            <text:p>48 mg</text:p>
          </table:table-cell>
          <table:table-cell office:value-type="string" calcext:value-type="string">
            <text:p>24 mg</text:p>
          </table:table-cell>
          <table:table-cell office:value-type="date" office:date-value="2024-05-10" calcext:value-type="date">
            <text:p>2024-05-1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14" number:min-decimal-places="14"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00:18:04.390068778</meta:creation-date>
    <dc:date>2024-04-29T01:26:11.396658886</dc:date>
    <meta:editing-duration>P1DT6H27M57S</meta:editing-duration>
    <meta:editing-cycles>80</meta:editing-cycles>
    <meta:generator>LibreOffice/7.3.7.2$Linux_X86_64 LibreOffice_project/30$Build-2</meta:generator>
    <meta:document-statistic meta:table-count="2" meta:cell-count="414" meta:object-count="0"/>
  </office:meta>
</office:document-meta>
</file>